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9408" calcext:value-type="float">
            <text:p>81.3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5256" calcext:value-type="float">
            <text:p>80.9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202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8912" calcext:value-type="float">
            <text:p>80.4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202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1568" calcext:value-type="float">
            <text:p>79.6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201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201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201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8608" calcext:value-type="float">
            <text:p>78.7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201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3224" calcext:value-type="float">
            <text:p>78.3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201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201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201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201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4248" calcext:value-type="float">
            <text:p>74.37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200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5648" calcext:value-type="float">
            <text:p>74.14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200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200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200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200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9568" calcext:value-type="float">
            <text:p>71.21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200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200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66" calcext:value-type="float">
            <text:p>71.85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200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7096" calcext:value-type="float">
            <text:p>68.96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200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8456" calcext:value-type="float">
            <text:p>68.41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200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199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199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096" calcext:value-type="float">
            <text:p>64.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199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1996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8504" calcext:value-type="float">
            <text:p>63.46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199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9592" calcext:value-type="float">
            <text:p>63.02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199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199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199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198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198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1987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1986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198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198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198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198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7901</text:p>
          </table:table-cell>
          <table:table-cell office:value-type="string" calcext:value-type="string">
            <text:p>198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6936" calcext:value-type="float">
            <text:p>52.4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